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250a9" officeooo:paragraph-rsid="00192790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6pt" officeooo:rsid="001250a9" officeooo:paragraph-rsid="001250a9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officeooo:rsid="001250a9" officeooo:paragraph-rsid="001250a9" style:font-size-asian="11pt" style:font-weight-asian="bold" style:font-size-complex="11pt" style:font-weight-complex="bold"/>
    </style:style>
    <style:style style:name="P4" style:family="paragraph" style:parent-style-name="Standard" style:list-style-name="L5">
      <style:paragraph-properties fo:text-align="start" style:justify-single-word="false"/>
      <style:text-properties fo:font-size="11pt" fo:font-weight="bold" officeooo:rsid="001250a9" officeooo:paragraph-rsid="001250a9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weight="bold" officeooo:rsid="0016c63c" officeooo:paragraph-rsid="0016c63c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weight="bold" officeooo:rsid="00192790" officeooo:paragraph-rsid="00192790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1pt" fo:font-weight="normal" officeooo:rsid="0016c63c" officeooo:paragraph-rsid="0016c63c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1pt" fo:font-weight="normal" officeooo:rsid="00172b07" officeooo:paragraph-rsid="00172b07" style:font-size-asian="11pt" style:font-weight-asian="normal" style:font-size-complex="11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1pt" fo:font-weight="normal" officeooo:rsid="00192790" officeooo:paragraph-rsid="00192790" style:font-size-asian="11pt" style:font-weight-asian="normal" style:font-size-complex="11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1pt" fo:font-weight="normal" officeooo:rsid="00192790" officeooo:paragraph-rsid="00192790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officeooo:rsid="00194fbe" officeooo:paragraph-rsid="00194fbe" style:font-size-asian="11pt" style:font-weight-asian="normal" style:font-size-complex="11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1pt" fo:font-weight="normal" officeooo:rsid="001b452b" officeooo:paragraph-rsid="001b452b" style:font-size-asian="11pt" style:font-weight-asian="normal" style:font-size-complex="11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1pt" fo:font-weight="normal" officeooo:rsid="001b452b" officeooo:paragraph-rsid="001b452b" style:font-size-asian="11pt" style:font-weight-asian="normal" style:font-size-complex="11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1pt" fo:font-weight="normal" officeooo:rsid="001250a9" officeooo:paragraph-rsid="001250a9" style:font-size-asian="11pt" style:font-weight-asian="normal" style:font-size-complex="11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1pt" fo:font-weight="normal" officeooo:rsid="001359d2" officeooo:paragraph-rsid="001359d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font-weight="normal" officeooo:rsid="001359d2" officeooo:paragraph-rsid="001359d2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22222" style:font-name="Liberation Serif" fo:font-size="11pt" fo:letter-spacing="normal" fo:font-style="normal" fo:font-weight="bold" officeooo:rsid="001359d2" officeooo:paragraph-rsid="001359d2" style:font-size-asian="11pt" style:font-weight-asian="bold" style:font-size-complex="11pt" style:font-weight-complex="bold"/>
    </style:style>
    <style:style style:name="P18" style:family="paragraph" style:parent-style-name="Standard" style:list-style-name="L6">
      <style:paragraph-properties fo:widows="1"/>
      <style:text-properties style:font-name="Liberation Serif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1pt" fo:font-weight="normal" officeooo:rsid="001359d2" officeooo:paragraph-rsid="001359d2" style:font-size-asian="11pt" style:font-weight-asian="normal" style:font-size-complex="11pt" style:font-weight-complex="normal"/>
    </style:style>
    <style:style style:name="P20" style:family="paragraph" style:parent-style-name="Standard" style:list-style-name="L4">
      <style:paragraph-properties fo:margin-left="0.9846in" fo:margin-right="0in" fo:text-align="start" style:justify-single-word="false" fo:text-indent="-0.25in" style:auto-text-indent="false"/>
      <style:text-properties fo:font-size="11pt" fo:font-weight="normal" officeooo:rsid="00192790" officeooo:paragraph-rsid="00192790" style:font-size-asian="11pt" style:font-weight-asian="normal" style:font-size-complex="11pt" style:font-weight-complex="normal"/>
    </style:style>
    <style:style style:name="P21" style:family="paragraph" style:parent-style-name="Standard" style:list-style-name="L4">
      <style:paragraph-properties fo:margin-left="0.9846in" fo:margin-right="0in" fo:text-align="start" style:justify-single-word="false" fo:text-indent="-0.25in" style:auto-text-indent="false"/>
      <style:text-properties fo:font-size="11pt" fo:font-weight="normal" officeooo:rsid="001c620d" officeooo:paragraph-rsid="001c620d" style:font-size-asian="11pt" style:font-weight-asian="normal" style:font-size-complex="11pt" style:font-weight-complex="normal"/>
    </style:style>
    <style:style style:name="P22" style:family="paragraph" style:parent-style-name="Standard" style:list-style-name="L4">
      <style:paragraph-properties fo:margin-left="1.4772in" fo:margin-right="0in" fo:text-align="start" style:justify-single-word="false" fo:text-indent="-0.25in" style:auto-text-indent="false"/>
      <style:text-properties fo:font-size="11pt" fo:font-weight="normal" officeooo:rsid="00192790" officeooo:paragraph-rsid="00192790" style:font-size-asian="11pt" style:font-weight-asian="normal" style:font-size-complex="11pt" style:font-weight-complex="normal"/>
    </style:style>
    <style:style style:name="P23" style:family="paragraph" style:parent-style-name="Standard" style:list-style-name="L4">
      <style:paragraph-properties fo:margin-left="1.4772in" fo:margin-right="0in" fo:text-align="start" style:justify-single-word="false" fo:text-indent="-0.25in" style:auto-text-indent="false"/>
      <style:text-properties fo:font-size="11pt" fo:font-weight="normal" officeooo:rsid="00192790" officeooo:paragraph-rsid="001c620d" style:font-size-asian="11pt" style:font-weight-asian="normal" style:font-size-complex="11pt" style:font-weight-complex="normal"/>
    </style:style>
    <style:style style:name="P24" style:family="paragraph" style:parent-style-name="Standard" style:list-style-name="L4">
      <style:paragraph-properties fo:margin-left="1.4772in" fo:margin-right="0in" fo:text-align="start" style:justify-single-word="false" fo:text-indent="-0.25in" style:auto-text-indent="false"/>
      <style:text-properties fo:font-size="11pt" fo:font-weight="normal" officeooo:rsid="00194fbe" officeooo:paragraph-rsid="00194fbe" style:font-size-asian="11pt" style:font-weight-asian="normal" style:font-size-complex="11pt" style:font-weight-complex="normal"/>
    </style:style>
    <style:style style:name="P25" style:family="paragraph" style:parent-style-name="Standard" style:list-style-name="L4">
      <style:paragraph-properties fo:margin-left="1.4772in" fo:margin-right="0in" fo:text-align="start" style:justify-single-word="false" fo:text-indent="-0.25in" style:auto-text-indent="false"/>
      <style:text-properties fo:font-size="11pt" fo:font-weight="normal" officeooo:rsid="001c620d" officeooo:paragraph-rsid="001c620d" style:font-size-asian="11pt" style:font-weight-asian="normal" style:font-size-complex="11pt" style:font-weight-complex="normal"/>
    </style:style>
    <style:style style:name="P26" style:family="paragraph" style:parent-style-name="Standard" style:list-style-name="L4">
      <style:paragraph-properties fo:margin-left="1.4772in" fo:margin-right="0in" fo:text-align="start" style:justify-single-word="false" fo:text-indent="-0.25in" style:auto-text-indent="false"/>
      <style:text-properties fo:font-size="11pt" fo:font-weight="normal" officeooo:rsid="001f7bda" officeooo:paragraph-rsid="001f7bda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93d7" style:font-weight-asian="normal" style:font-weight-complex="normal"/>
    </style:style>
    <style:style style:name="T3" style:family="text">
      <style:text-properties fo:font-weight="normal" officeooo:rsid="00129689" style:font-weight-asian="normal" style:font-weight-complex="normal"/>
    </style:style>
    <style:style style:name="T4" style:family="text">
      <style:text-properties officeooo:rsid="001293d7"/>
    </style:style>
    <style:style style:name="T5" style:family="text">
      <style:text-properties officeooo:rsid="00172b07"/>
    </style:style>
    <style:style style:name="T6" style:family="text">
      <style:text-properties officeooo:rsid="001c620d"/>
    </style:style>
    <style:style style:name="T7" style:family="text">
      <style:text-properties officeooo:rsid="001f7bda"/>
    </style:style>
    <style:style style:name="T8" style:family="text">
      <style:text-properties fo:font-variant="normal" fo:text-transform="none" fo:color="#222222" style:font-name="arial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222222" style:font-name="arial" fo:font-size="11pt" fo:letter-spacing="normal" fo:font-style="normal" fo:font-weight="normal" officeooo:rsid="0020b9a8" style:font-size-asian="11pt" style:font-size-complex="11pt"/>
    </style:style>
    <style:style style:name="T10" style:family="text">
      <style:text-properties fo:font-variant="normal" fo:text-transform="none" fo:color="#222222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fo:color="#222222" fo:font-size="11pt" fo:letter-spacing="normal" fo:font-style="normal" fo:font-weight="normal" officeooo:rsid="0022a1d7" style:font-size-asian="11pt" style:font-size-complex="11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 Assignment 2: Smart Dish Advisor</text:p>
      <text:p text:style-name="P2"/>
      <text:p text:style-name="P3">Description:<text:span text:style-name="T1"> This application, based on the ingredients available, and the time constraint(if mentioned), suggests a dish that can be prepared;</text:span></text:p>
      <text:p text:style-name="P3"/>
      <text:p text:style-name="P5">Application execution details:</text:p>
      <text:list xml:id="list2832874281337402958" text:style-name="L1">
        <text:list-item>
          <text:p text:style-name="P7">The app <text:span text:style-name="T5">requests user of list of various available ingredients using simple (y/n) questions.</text:span></text:p>
        </text:list-item>
        <text:list-item>
          <text:p text:style-name="P8">Based on the ingredients available, and the rules set for different curries and the time duration if specified, we create a list of curries which can be prepared.</text:p>
        </text:list-item>
        <text:list-item>
          <text:p text:style-name="P9">Once all the rules have been gone through, a complete compiled list of possible dishes is listed to the user.</text:p>
        </text:list-item>
      </text:list>
      <text:p text:style-name="P11"/>
      <text:p text:style-name="P6">Implementation Points:</text:p>
      <text:list xml:id="list7636950648956329853" text:style-name="L2">
        <text:list-item>
          <text:p text:style-name="P10">Most of the code has been documented properly in the code itself.</text:p>
        </text:list-item>
        <text:list-item>
          <text:p text:style-name="P12">Codebase consists of two files:</text:p>
        </text:list-item>
      </text:list>
      <text:list xml:id="list835055018325699708" text:style-name="L3">
        <text:list-item>
          <text:list>
            <text:list-item>
              <text:p text:style-name="P13">curryAdvisor.clp: the main file, containing the templates functions and facts</text:p>
            </text:list-item>
            <text:list-item>
              <text:p text:style-name="P13">modules.clp: contains various modules used to implement the curry advisor system.</text:p>
            </text:list-item>
          </text:list>
        </text:list-item>
      </text:list>
      <text:list xml:id="list110613571072299" text:continue-list="list7636950648956329853" text:style-name="L2">
        <text:list-item>
          <text:p text:style-name="P10">Most important codes are as follows:</text:p>
        </text:list-item>
      </text:list>
      <text:list xml:id="list3542939083797198761" text:style-name="L4">
        <text:list-item>
          <text:list>
            <text:list-item>
              <text:p text:style-name="P20">Templates: curry, ingredient, possibleCurries, <text:span text:style-name="T6">fuzzyTemp, fuzzyQuant</text:span></text:p>
            </text:list-item>
            <text:list-item>
              <text:p text:style-name="P20">Modules:</text:p>
              <text:list>
                <text:list-item>
                  <text:p text:style-name="P22">curryRules: Contains all the rules required to make a curry. They are fired up once all the ingredients available have been given</text:p>
                </text:list-item>
                <text:list-item>
                  <text:p text:style-name="P22">questions: Rule in this module iterates over all the possible ingredient to know which are available.</text:p>
                </text:list-item>
                <text:list-item>
                  <text:p text:style-name="P24">report: Rule in this module finally displays all the possible dishes that can be made with the available ingredients.</text:p>
                </text:list-item>
                <text:list-item>
                  <text:p text:style-name="P25">fuzzyVarSetup: Rule in this initializes the fuzzy variables used for the temperature, <text:span text:style-name="T7">complexity</text:span> and quantity of each element.</text:p>
                </text:list-item>
              </text:list>
            </text:list-item>
            <text:list-item>
              <text:p text:style-name="P20"><text:span text:style-name="T6">Fuzzy logic</text:span>:</text:p>
              <text:list>
                <text:list-item>
                  <text:p text:style-name="P25">User is asked the serving temperature of the curry, e.g. hot, very hot, cold, med etc. The suitable dish is found using fuzzy logic to get the dishes.</text:p>
                </text:list-item>
                <text:list-item>
                  <text:p text:style-name="P26">User is asked the complexity of a dish he/she wishes to implement. Note: if hard is selected, all complexities are returned, as even easy one can be done.</text:p>
                </text:list-item>
                <text:list-item>
                  <text:p text:style-name="P25">User is asked the quantity of different ingredients, which is used in different dishes to see if the dish is feasible.</text:p>
                </text:list-item>
              </text:list>
            </text:list-item>
            <text:list-item>
              <text:p text:style-name="P21">Functions:</text:p>
              <text:list>
                <text:list-item>
                  <text:p text:style-name="P23">displayCurryResult: shows curry's details</text:p>
                </text:list-item>
                <text:list-item>
                  <text:p text:style-name="P23">ask-user: ask's user an input by asking the question passed as parameter</text:p>
                </text:list-item>
              </text:list>
            </text:list-item>
          </text:list>
        </text:list-item>
      </text:list>
      <text:p text:style-name="P3"/>
      <text:p text:style-name="P3">Future steps <text:span text:style-name="T4">to be implemented for the app</text:span>:</text:p>
      <text:list xml:id="list921156682537700413" text:style-name="L5">
        <text:list-item>
          <text:p text:style-name="P14">Simpler UI to make it easier for user to use it. e.g. simple checkboxes.</text:p>
        </text:list-item>
        <text:list-item>
          <text:p text:style-name="P14">Veg and Non-veg classifications.</text:p>
        </text:list-item>
        <text:list-item>
          <text:p text:style-name="P4"><text:span text:style-name="T2">More details to be displayed, e.g. link to the recipe, images of the final dish, images of intermediate stages of dish, video of the whole prep</text:span><text:span text:style-name="T3">a</text:span><text:span text:style-name="T2">ration.</text:span></text:p>
        </text:list-item>
        <text:list-item>
          <text:p text:style-name="P15">And, if we want to go even more crazy, we can create a machine learned app which can detect the ingredients using camera.</text:p>
        </text:list-item>
      </text:list>
      <text:p text:style-name="P16"/>
      <text:p text:style-name="P17">Testing steps:</text:p>
      <text:list xml:id="list5425042308126332957" text:style-name="L6">
        <text:list-item>
          <text:p text:style-name="P18"><text:span text:style-name="T10">The application asks some y/n questions, so different combinations can be used for testing. </text:span><text:span text:style-name="T11">Also, ensure the code Is running in fuzzyMain.</text:span></text:p>
        </text:list-item>
      </text:list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04:09:52.459489010</meta:creation-date>
    <dc:date>2016-02-17T11:06:12.092476451</dc:date>
    <meta:editing-duration>PT2H49M5S</meta:editing-duration>
    <meta:editing-cycles>19</meta:editing-cycles>
    <meta:generator>LibreOffice/4.2.8.2$Linux_X86_64 LibreOffice_project/420m0$Build-2</meta:generator>
    <meta:document-statistic meta:table-count="0" meta:image-count="0" meta:object-count="0" meta:page-count="1" meta:paragraph-count="32" meta:word-count="440" meta:character-count="2597" meta:non-whitespace-character-count="2215"/>
  </office:meta>
</office:document-meta>
</file>